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6931in" table:align="left"/>
    </style:style>
    <style:style style:name="Table1.A" style:family="table-column">
      <style:table-column-properties style:column-width="0.9833in"/>
    </style:style>
    <style:style style:name="Table1.B" style:family="table-column">
      <style:table-column-properties style:column-width="1.109in"/>
    </style:style>
    <style:style style:name="Table1.C" style:family="table-column">
      <style:table-column-properties style:column-width="1.7458in"/>
    </style:style>
    <style:style style:name="Table1.D" style:family="table-column">
      <style:table-column-properties style:column-width="1.2083in"/>
    </style:style>
    <style:style style:name="Table1.E" style:family="table-column">
      <style:table-column-properties style:column-width="1.6465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3.259in" table:align="left"/>
    </style:style>
    <style:style style:name="Table2.A" style:family="table-column">
      <style:table-column-properties style:column-width="1.0507in"/>
    </style:style>
    <style:style style:name="Table2.B" style:family="table-column">
      <style:table-column-properties style:column-width="2.2083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4.1118in" table:align="left"/>
    </style:style>
    <style:style style:name="Table3.A" style:family="table-column">
      <style:table-column-properties style:column-width="1.0507in"/>
    </style:style>
    <style:style style:name="Table3.B" style:family="table-column">
      <style:table-column-properties style:column-width="3.0611in"/>
    </style:style>
    <style:style style:name="Table3.A1" style:family="table-cell">
      <style:table-cell-properties style:vertical-align="middle" fo:padding="0.0194in" fo:border="none"/>
    </style:style>
    <style:style style:name="P1" style:family="paragraph" style:parent-style-name="Text_20_body">
      <style:paragraph-properties fo:margin-left="0in" fo:margin-right="0in" fo:text-indent="0in" style:auto-text-indent="false"/>
    </style:style>
    <style:style style:name="P2" style:family="paragraph" style:parent-style-name="Text_20_body">
      <style:paragraph-properties fo:margin-left="0in" fo:margin-right="0in" fo:margin-top="0in" fo:margin-bottom="0in" style:contextual-spacing="false" fo:text-indent="0in" style:auto-text-indent="false"/>
    </style:style>
    <style:style style:name="P3" style:family="paragraph" style:parent-style-name="Text_20_body" style:list-style-name="L1"/>
    <style:style style:name="P4" style:family="paragraph" style:parent-style-name="Standard">
      <style:paragraph-properties fo:margin-top="0in" fo:margin-bottom="0.1965in" style:contextual-spacing="false"/>
    </style:style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Text_20_body" style:list-style-name="L4"/>
    <style:style style:name="P8" style:family="paragraph" style:parent-style-name="Text_20_body" style:list-style-name="L5"/>
    <style:style style:name="P9" style:family="paragraph" style:parent-style-name="Text_20_body" style:list-style-name="L6"/>
    <style:style style:name="P10" style:family="paragraph" style:parent-style-name="Text_20_body" style:list-style-name="L7"/>
    <style:style style:name="P11" style:family="paragraph" style:parent-style-name="Text_20_body" style:list-style-name="L8"/>
    <style:style style:name="P12" style:family="paragraph" style:parent-style-name="Text_20_body" style:list-style-name="L9"/>
    <style:style style:name="P13" style:family="paragraph" style:parent-style-name="Text_20_body" style:list-style-name="L10"/>
    <style:style style:name="P14" style:family="paragraph" style:parent-style-name="Text_20_body" style:list-style-name="L11"/>
    <style:style style:name="P15" style:family="paragraph" style:parent-style-name="Text_20_body" style:list-style-name="L12"/>
    <style:style style:name="P16" style:family="paragraph" style:parent-style-name="Text_20_body" style:list-style-name="L13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P1"/>
      <text:p text:style-name="P2"># The three main classes are:</text:p>
      <text:p text:style-name="P2"># 🔴 High Hazard Potential</text:p>
      <text:p text:style-name="P2"># Failure likely causes loss of human life.</text:p>
      <text:p text:style-name="P1"/>
      <text:p text:style-name="P2"># Also typically results in significant property, environmental, or infrastructure damage.</text:p>
      <text:p text:style-name="P1"/>
      <text:p text:style-name="P2"># Examples: Dams upstream of populated areas, schools, major roads.</text:p>
      <text:p text:style-name="P1"/>
      <text:p text:style-name="P2"># 🟠 Significant Hazard Potential</text:p>
      <text:p text:style-name="P2"># No expected loss of life, but</text:p>
      <text:p text:style-name="P1"/>
      <text:p text:style-name="P2"># Likely to cause economic loss, environmental damage, or disrupt essential services.</text:p>
      <text:p text:style-name="P1"/>
      <text:p text:style-name="P2"># Examples: Dams near industrial areas, roads, or agricultural land.</text:p>
      <text:p text:style-name="P1"/>
      <text:p text:style-name="P2"># 🟢 Low Hazard Potential</text:p>
      <text:p text:style-name="P2"># Failure unlikely to cause loss of life or significant property damage.</text:p>
      <text:p text:style-name="P1"/>
      <text:p text:style-name="P2"># Mostly affects the dam itself or nearby undeveloped land.</text:p>
      <text:p text:style-name="P1"/>
      <text:p text:style-name="P2"># Examples: Remote dams with no downstream development.</text:p>
      <text:p text:style-name="Text_20_body"/>
      <text:p text:style-name="Text_20_body"/>
      <text:p text:style-name="Text_20_body"/>
      <text:p text:style-name="Text_20_body"/>
      <text:p text:style-name="Text_20_body">Great! Here's an example showing how <text:span text:style-name="Strong_20_Emphasis">hazard potential classification</text:span> influences both <text:span text:style-name="Strong_20_Emphasis">inspection frequency</text:span> and <text:span text:style-name="Strong_20_Emphasis">emergency planning</text:span>:</text:p>
      <text:p text:style-name="Horizontal_20_Line"/>
      <text:h text:style-name="Heading_20_3" text:outline-level="3">🏞️ <text:span text:style-name="Strong_20_Emphasis">Example Scenario</text:span></text:h>
      <text:p text:style-name="Text_20_body">Let's say there are three dams in a state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1.A1" office:value-type="string">
              <text:p text:style-name="Table_20_Heading">Dam Name</text:p>
            </table:table-cell>
            <table:table-cell table:style-name="Table1.A1" office:value-type="string">
              <text:p text:style-name="Table_20_Heading">Hazard Potential</text:p>
            </table:table-cell>
            <table:table-cell table:style-name="Table1.A1" office:value-type="string">
              <text:p text:style-name="Table_20_Heading">Location</text:p>
            </table:table-cell>
            <table:table-cell table:style-name="Table1.A1" office:value-type="string">
              <text:p text:style-name="Table_20_Heading">Nearby Population</text:p>
            </table:table-cell>
            <table:table-cell table:style-name="Table1.A1" office:value-type="string">
              <text:p text:style-name="Table_20_Heading">Consequences if Failed</text:p>
            </table:table-cell>
          </table:table-row>
        </table:table-header-rows>
        <table:table-row>
          <table:table-cell table:style-name="Table1.A1" office:value-type="string">
            <text:p text:style-name="Table_20_Contents">Riverbend</text:p>
          </table:table-cell>
          <table:table-cell table:style-name="Table1.A1" office:value-type="string">
            <text:p text:style-name="Table_20_Contents">High</text:p>
          </table:table-cell>
          <table:table-cell table:style-name="Table1.A1" office:value-type="string">
            <text:p text:style-name="Table_20_Contents">Upstream from a town of 5,000</text:p>
          </table:table-cell>
          <table:table-cell table:style-name="Table1.A1" office:value-type="string">
            <text:p text:style-name="Table_20_Contents">Yes</text:p>
          </table:table-cell>
          <table:table-cell table:style-name="Table1.A1" office:value-type="string">
            <text:p text:style-name="Table_20_Contents">Lives lost, homes destroyed</text:p>
          </table:table-cell>
        </table:table-row>
        <table:table-row>
          <table:table-cell table:style-name="Table1.A1" office:value-type="string">
            <text:p text:style-name="Table_20_Contents">Meadow <text:soft-page-break/>Creek</text:p>
          </table:table-cell>
          <table:table-cell table:style-name="Table1.A1" office:value-type="string">
            <text:p text:style-name="Table_20_Contents">Significant</text:p>
          </table:table-cell>
          <table:table-cell table:style-name="Table1.A1" office:value-type="string">
            <text:p text:style-name="Table_20_Contents">Near a regional highway <text:soft-page-break/>and farm</text:p>
          </table:table-cell>
          <table:table-cell table:style-name="Table1.A1" office:value-type="string">
            <text:p text:style-name="Table_20_Contents">No</text:p>
          </table:table-cell>
          <table:table-cell table:style-name="Table1.A1" office:value-type="string">
            <text:p text:style-name="Table_20_Contents">Flooding, road damage</text:p>
          </table:table-cell>
        </table:table-row>
        <table:table-row>
          <table:table-cell table:style-name="Table1.A1" office:value-type="string">
            <text:p text:style-name="Table_20_Contents">Pine Hollow</text:p>
          </table:table-cell>
          <table:table-cell table:style-name="Table1.A1" office:value-type="string">
            <text:p text:style-name="Table_20_Contents">Low</text:p>
          </table:table-cell>
          <table:table-cell table:style-name="Table1.A1" office:value-type="string">
            <text:p text:style-name="Table_20_Contents">In a remote forest</text:p>
          </table:table-cell>
          <table:table-cell table:style-name="Table1.A1" office:value-type="string">
            <text:p text:style-name="Table_20_Contents">No</text:p>
          </table:table-cell>
          <table:table-cell table:style-name="Table1.A1" office:value-type="string">
            <text:p text:style-name="Table_20_Contents">Trail washed out</text:p>
          </table:table-cell>
        </table:table-row>
      </table:table>
      <text:p text:style-name="Horizontal_20_Line"/>
      <text:h text:style-name="Heading_20_3" text:outline-level="3">🔍 <text:span text:style-name="Strong_20_Emphasis">Inspection Frequency</text:span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Table_20_Heading">Hazard Level</text:p>
            </table:table-cell>
            <table:table-cell table:style-name="Table2.A1" office:value-type="string">
              <text:p text:style-name="Table_20_Heading">Typical Inspection Frequency</text:p>
            </table:table-cell>
          </table:table-row>
        </table:table-header-rows>
        <table:table-row>
          <table:table-cell table:style-name="Table2.A1" office:value-type="string">
            <text:p text:style-name="Table_20_Contents">High</text:p>
          </table:table-cell>
          <table:table-cell table:style-name="Table2.A1" office:value-type="string">
            <text:p text:style-name="Table_20_Contents">Every <text:span text:style-name="Strong_20_Emphasis">12 months</text:span></text:p>
          </table:table-cell>
        </table:table-row>
        <table:table-row>
          <table:table-cell table:style-name="Table2.A1" office:value-type="string">
            <text:p text:style-name="Table_20_Contents">Significant</text:p>
          </table:table-cell>
          <table:table-cell table:style-name="Table2.A1" office:value-type="string">
            <text:p text:style-name="Table_20_Contents">Every <text:span text:style-name="Strong_20_Emphasis">2–3 years</text:span></text:p>
          </table:table-cell>
        </table:table-row>
        <table:table-row>
          <table:table-cell table:style-name="Table2.A1" office:value-type="string">
            <text:p text:style-name="Table_20_Contents">Low</text:p>
          </table:table-cell>
          <table:table-cell table:style-name="Table2.A1" office:value-type="string">
            <text:p text:style-name="Table_20_Contents">Every <text:span text:style-name="Strong_20_Emphasis">5 years</text:span></text:p>
          </table:table-cell>
        </table:table-row>
      </table:table>
      <text:p text:style-name="Text_20_body"><text:span text:style-name="Strong_20_Emphasis">Riverbend</text:span> is inspected annually due to high risk to human life.<text:line-break/><text:span text:style-name="Strong_20_Emphasis">Meadow Creek</text:span> is inspected less often, but still regularly due to infrastructure at risk.<text:line-break/><text:span text:style-name="Strong_20_Emphasis">Pine Hollow</text:span> is on a much longer inspection cycle because of its isolated location.</text:p>
      <text:p text:style-name="Horizontal_20_Line"/>
      <text:h text:style-name="Heading_20_3" text:outline-level="3">🧭 <text:span text:style-name="Strong_20_Emphasis">Emergency Planning Requirements</text:span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Table_20_Heading">Hazard Level</text:p>
            </table:table-cell>
            <table:table-cell table:style-name="Table3.A1" office:value-type="string">
              <text:p text:style-name="Table_20_Heading">Emergency Action Plan (EAP) Required?</text:p>
            </table:table-cell>
          </table:table-row>
        </table:table-header-rows>
        <table:table-row>
          <table:table-cell table:style-name="Table3.A1" office:value-type="string">
            <text:p text:style-name="Table_20_Contents">High</text:p>
          </table:table-cell>
          <table:table-cell table:style-name="Table3.A1" office:value-type="string">
            <text:p text:style-name="Table_20_Contents">✅ <text:span text:style-name="Strong_20_Emphasis">Yes – Mandatory</text:span></text:p>
          </table:table-cell>
        </table:table-row>
        <table:table-row>
          <table:table-cell table:style-name="Table3.A1" office:value-type="string">
            <text:p text:style-name="Table_20_Contents">Significant</text:p>
          </table:table-cell>
          <table:table-cell table:style-name="Table3.A1" office:value-type="string">
            <text:p text:style-name="Table_20_Contents">✅ <text:span text:style-name="Strong_20_Emphasis">Yes – Recommended or required</text:span></text:p>
          </table:table-cell>
        </table:table-row>
        <table:table-row>
          <table:table-cell table:style-name="Table3.A1" office:value-type="string">
            <text:p text:style-name="Table_20_Contents">Low</text:p>
          </table:table-cell>
          <table:table-cell table:style-name="Table3.A1" office:value-type="string">
            <text:p text:style-name="Table_20_Contents">❌ Not required</text:p>
          </table:table-cell>
        </table:table-row>
      </table:table>
      <text:list text:style-name="L1">
        <text:list-item>
          <text:p text:style-name="P3"><text:span text:style-name="Strong_20_Emphasis">Riverbend</text:span> must have a detailed EAP, including evacuation maps, sirens, and coordination with emergency services.</text:p>
        </text:list-item>
        <text:list-item>
          <text:p text:style-name="P3"><text:span text:style-name="Strong_20_Emphasis">Meadow Creek</text:span> may have a simplified EAP, especially if it affects key infrastructure.</text:p>
        </text:list-item>
        <text:list-item>
          <text:p text:style-name="P3"><text:span text:style-name="Strong_20_Emphasis">Pine Hollow</text:span> likely has no EAP at all due to minimal risk.</text:p>
        </text:list-item>
      </text:list>
      <text:p text:style-name="Horizontal_20_Line"/>
      <text:p text:style-name="Text_20_body">This classification system helps allocate <text:span text:style-name="Strong_20_Emphasis">resources and oversight</text:span> more efficiently by focusing on potential consequences, which is crucial in dam safety programs across the U.S.</text:p>
      <text:p text:style-name="Standard"/>
      <text:p text:style-name="Standard">------------------------------------------------------------</text:p>
      <text:p text:style-name="Standard"/>
      <text:p text:style-name="P4">How come some dams have Hazard Level High but EAP required no?</text:p>
      <text:h text:style-name="Heading_20_6" text:outline-level="6">ChatGPT said:</text:h>
      <text:p text:style-name="Text_20_body">Excellent question — and this highlights a <text:span text:style-name="Strong_20_Emphasis">gap between classification and enforcement</text:span>.</text:p>
      <text:h text:style-name="Heading_20_3" text:outline-level="3">🚨 Why might a <text:span text:style-name="Strong_20_Emphasis">High Hazard</text:span> dam <text:span text:style-name="Emphasis">not</text:span> have a required Emergency Action Plan (EAP)?</text:h>
      <text:p text:style-name="Text_20_body">Here are the main reasons:</text:p>
      <text:p text:style-name="Horizontal_20_Line"/>
      <text:h text:style-name="Heading_20_3" text:outline-level="3"><text:soft-page-break/>1. <text:span text:style-name="Strong_20_Emphasis">Not Federally Regulated</text:span></text:h>
      <text:list text:style-name="L2">
        <text:list-item>
          <text:p text:style-name="P5">Federal agencies (like <text:span text:style-name="Strong_20_Emphasis">FERC</text:span>, <text:span text:style-name="Strong_20_Emphasis">USACE</text:span>, <text:span text:style-name="Strong_20_Emphasis">Bureau of Reclamation</text:span>) <text:span text:style-name="Strong_20_Emphasis">require</text:span> EAPs for high hazard dams.</text:p>
        </text:list-item>
        <text:list-item>
          <text:p text:style-name="P5">But <text:span text:style-name="Strong_20_Emphasis">not all dams are federally regulated</text:span> — around <text:span text:style-name="Strong_20_Emphasis">75% of U.S. dams are state-regulated</text:span>, and <text:span text:style-name="Strong_20_Emphasis">not all states mandate EAPs</text:span> even for high hazard dams.</text:p>
        </text:list-item>
      </text:list>
      <text:p text:style-name="Text_20_body">📌 <text:span text:style-name="Strong_20_Emphasis">Example:</text:span> As of recent surveys, several U.S. states <text:span text:style-name="Strong_20_Emphasis">do not require EAPs</text:span> for all high hazard dams under their jurisdiction.</text:p>
      <text:p text:style-name="Horizontal_20_Line"/>
      <text:h text:style-name="Heading_20_3" text:outline-level="3">2. <text:span text:style-name="Strong_20_Emphasis">Outdated or Incomplete State Programs</text:span></text:h>
      <text:list text:style-name="L3">
        <text:list-item>
          <text:p text:style-name="P6">Some state dam safety programs are <text:span text:style-name="Strong_20_Emphasis">under-resourced</text:span> or <text:span text:style-name="Strong_20_Emphasis">lag behind best practices</text:span>.</text:p>
        </text:list-item>
        <text:list-item>
          <text:p text:style-name="P6">They may not have the legal authority, staff, or funding to enforce EAP requirements.</text:p>
        </text:list-item>
      </text:list>
      <text:p text:style-name="Horizontal_20_Line"/>
      <text:h text:style-name="Heading_20_3" text:outline-level="3">3. <text:span text:style-name="Strong_20_Emphasis">Private Ownership or Inactive Dams</text:span></text:h>
      <text:list text:style-name="L4">
        <text:list-item>
          <text:p text:style-name="P7">Many dams are <text:span text:style-name="Strong_20_Emphasis">privately owned</text:span>, and owners may be <text:span text:style-name="Strong_20_Emphasis">unaware or noncompliant</text:span> with EAP expectations.</text:p>
        </text:list-item>
        <text:list-item>
          <text:p text:style-name="P7">Some dams are not actively used (e.g., no longer impounding water), and may be overlooked despite classification.</text:p>
        </text:list-item>
      </text:list>
      <text:p text:style-name="Horizontal_20_Line"/>
      <text:h text:style-name="Heading_20_3" text:outline-level="3">4. <text:span text:style-name="Strong_20_Emphasis">Inconsistent Data or Reporting</text:span></text:h>
      <text:list text:style-name="L5">
        <text:list-item>
          <text:p text:style-name="P8">A dam may be <text:span text:style-name="Strong_20_Emphasis">classified as high hazard</text:span> on paper, but the data in state or federal inventories may <text:span text:style-name="Strong_20_Emphasis">not yet reflect an EAP requirement</text:span>, or the EAP may exist but not be logged.</text:p>
        </text:list-item>
      </text:list>
      <text:p text:style-name="Horizontal_20_Line"/>
      <text:h text:style-name="Heading_20_3" text:outline-level="3">📊 The Reality:</text:h>
      <text:p text:style-name="Text_20_body">According to the <text:span text:style-name="Strong_20_Emphasis">Association of State Dam Safety Officials (ASDSO)</text:span> and <text:span text:style-name="Strong_20_Emphasis">FEMA</text:span>, only about <text:span text:style-name="Strong_20_Emphasis">70–80% of high hazard dams</text:span> nationwide have an EAP — leaving <text:span text:style-name="Strong_20_Emphasis">hundreds or more without one</text:span>, despite the risk.</text:p>
      <text:p text:style-name="Horizontal_20_Line"/>
      <text:h text:style-name="Heading_20_3" text:outline-level="3">✅ Efforts to Improve</text:h>
      <text:list text:style-name="L6">
        <text:list-item>
          <text:p text:style-name="P9">FEMA's <text:span text:style-name="Strong_20_Emphasis">National Dam Safety Program (NDSP)</text:span> offers grants to states to <text:span text:style-name="Strong_20_Emphasis">improve hazard classification accuracy</text:span> and <text:span text:style-name="Strong_20_Emphasis">increase EAP compliance</text:span>.</text:p>
        </text:list-item>
        <text:list-item>
          <text:p text:style-name="P9">Some states have updated laws in recent years to <text:span text:style-name="Strong_20_Emphasis">require EAPs for high hazard dams</text:span>, but enforcement is still uneven.</text:p>
        </text:list-item>
      </text:list>
      <text:p text:style-name="Horizontal_20_Line"/>
      <text:p text:style-name="Text_20_body"><text:soft-page-break/>If you're working with dam data and see high hazard dams without EAPs marked as "required: no", it likely reflects one of these systemic gaps — <text:span text:style-name="Strong_20_Emphasis">not that it's safe or best practice</text:span>.</text:p>
      <text:p text:style-name="Standard">---------------------------------------</text:p>
      <text:p text:style-name="Standard"/>
      <text:p text:style-name="P4">Why have a lot of dams the Hazard qualification undetermined?</text:p>
      <text:h text:style-name="Heading_20_6" text:outline-level="6">ChatGPT said:</text:h>
      <text:p text:style-name="Text_20_body">Great observation — it's a serious and somewhat alarming issue. When many dams have a <text:span text:style-name="Strong_20_Emphasis">Hazard Potential Classification of "Undetermined"</text:span>, it usually reflects gaps in <text:span text:style-name="Strong_20_Emphasis">oversight, funding, or data</text:span> rather than uncertainty in physical risk.</text:p>
      <text:h text:style-name="Heading_20_3" text:outline-level="3">🛑 Reasons Why Many Dams Are "Undetermined"</text:h>
      <text:p text:style-name="Horizontal_20_Line"/>
      <text:h text:style-name="Heading_20_3" text:outline-level="3">1. <text:span text:style-name="Strong_20_Emphasis">Lack of Resources</text:span></text:h>
      <text:list text:style-name="L7">
        <text:list-item>
          <text:p text:style-name="P10">Many <text:span text:style-name="Strong_20_Emphasis">state dam safety programs are underfunded and understaffed</text:span>.</text:p>
        </text:list-item>
        <text:list-item>
          <text:p text:style-name="P10">Some states have <text:span text:style-name="Strong_20_Emphasis">thousands of dams</text:span>, but only a handful of inspectors.</text:p>
        </text:list-item>
        <text:list-item>
          <text:p text:style-name="P10">As a result, they <text:span text:style-name="Strong_20_Emphasis">haven’t been able to assess</text:span> all dams for hazard potential.</text:p>
        </text:list-item>
      </text:list>
      <text:p text:style-name="Horizontal_20_Line"/>
      <text:h text:style-name="Heading_20_3" text:outline-level="3">2. <text:span text:style-name="Strong_20_Emphasis">Old or Poorly Documented Dams</text:span></text:h>
      <text:list text:style-name="L8">
        <text:list-item>
          <text:p text:style-name="P11">A large portion of U.S. dams were built <text:span text:style-name="Strong_20_Emphasis">before modern safety standards</text:span> (especially between 1950–1980).</text:p>
        </text:list-item>
        <text:list-item>
          <text:p text:style-name="P11">Some have <text:span text:style-name="Strong_20_Emphasis">incomplete records</text:span>, missing design or downstream data needed for proper hazard analysis.</text:p>
        </text:list-item>
      </text:list>
      <text:p text:style-name="Horizontal_20_Line"/>
      <text:h text:style-name="Heading_20_3" text:outline-level="3">3. <text:span text:style-name="Strong_20_Emphasis">Private Ownership and Limited Access</text:span></text:h>
      <text:list text:style-name="L9">
        <text:list-item>
          <text:p text:style-name="P12">Over <text:span text:style-name="Strong_20_Emphasis">half of all dams in the U.S. are privately owned</text:span> (farms, companies, homeowner associations).</text:p>
        </text:list-item>
        <text:list-item>
          <text:p text:style-name="P12">Owners may <text:span text:style-name="Strong_20_Emphasis">not allow inspections</text:span>, or may <text:span text:style-name="Strong_20_Emphasis">not even know</text:span> the hazard potential of their dam.</text:p>
        </text:list-item>
      </text:list>
      <text:p text:style-name="Horizontal_20_Line"/>
      <text:h text:style-name="Heading_20_3" text:outline-level="3">4. <text:span text:style-name="Strong_20_Emphasis">No Formal Classification System (Yet)</text:span></text:h>
      <text:list text:style-name="L10">
        <text:list-item>
          <text:p text:style-name="P13">Some older dams are on the books but <text:span text:style-name="Strong_20_Emphasis">have never been officially classified</text:span>.</text:p>
        </text:list-item>
        <text:list-item>
          <text:p text:style-name="P13">States or agencies may still be <text:span text:style-name="Strong_20_Emphasis">working through backlog</text:span> to assign proper hazard ratings.</text:p>
        </text:list-item>
      </text:list>
      <text:p text:style-name="Horizontal_20_Line"/>
      <text:h text:style-name="Heading_20_3" text:outline-level="3"><text:soft-page-break/>5. <text:span text:style-name="Strong_20_Emphasis">Inaccurate or Incomplete National Inventories</text:span></text:h>
      <text:list text:style-name="L11">
        <text:list-item>
          <text:p text:style-name="P14">The <text:span text:style-name="Strong_20_Emphasis">National Inventory of Dams (NID)</text:span>, managed by the U.S. Army Corps of Engineers, relies on <text:span text:style-name="Strong_20_Emphasis">data submitted by states and agencies</text:span>.</text:p>
        </text:list-item>
        <text:list-item>
          <text:p text:style-name="P14">If a dam is missing hazard classification in the state’s records, it shows up as <text:span text:style-name="Strong_20_Emphasis">“Undetermined”</text:span> in the national database.</text:p>
        </text:list-item>
      </text:list>
      <text:p text:style-name="Horizontal_20_Line"/>
      <text:h text:style-name="Heading_20_3" text:outline-level="3">📊 How Big Is This Problem?</text:h>
      <text:list text:style-name="L12">
        <text:list-item>
          <text:p text:style-name="P15">As of recent NID reports, <text:span text:style-name="Strong_20_Emphasis">over 15,000+ dams</text:span> (out of ~91,000 total) in the U.S. are listed with <text:span text:style-name="Strong_20_Emphasis">“Undetermined” hazard potential</text:span>.</text:p>
        </text:list-item>
        <text:list-item>
          <text:p text:style-name="P15">That’s about <text:span text:style-name="Strong_20_Emphasis">1 in 6 dams</text:span> — a significant blind spot for risk and emergency planning.</text:p>
        </text:list-item>
      </text:list>
      <text:p text:style-name="Horizontal_20_Line"/>
      <text:h text:style-name="Heading_20_3" text:outline-level="3">✅ What’s Being Done?</text:h>
      <text:list text:style-name="L13">
        <text:list-item>
          <text:p text:style-name="P16">FEMA and the <text:span text:style-name="Strong_20_Emphasis">National Dam Safety Program</text:span> are funding states to:</text:p>
          <text:list>
            <text:list-item>
              <text:p text:style-name="P16">Perform hazard assessments</text:p>
            </text:list-item>
            <text:list-item>
              <text:p text:style-name="P16">Digitize records</text:p>
            </text:list-item>
            <text:list-item>
              <text:p text:style-name="P16">Prioritize dams near populated or sensitive areas</text:p>
            </text:list-item>
          </text:list>
        </text:list-item>
        <text:list-item>
          <text:p text:style-name="P16">Some states (like California and Virginia) have accelerated their <text:span text:style-name="Strong_20_Emphasis">reclassification efforts</text:span> in response to disasters and media attention.</text:p>
        </text:list-item>
      </text:list>
      <text:p text:style-name="Horizontal_20_Line"/>
      <text:h text:style-name="Heading_20_3" text:outline-level="3">🔎 Bottom Line:</text:h>
      <text:p text:style-name="Text_20_body">A hazard classification of "Undetermined" doesn't mean "low risk" — it means <text:span text:style-name="Strong_20_Emphasis">"we don't know yet."</text:span><text:line-break/>And that uncertainty can be dangerous, especially during floods, earthquakes, or extreme weather events.</text:p>
      <text:p text:style-name="Text_20_body">Would you like help finding or visualizing dams with undetermined hazard levels in a specific state or region?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chapter">
      <style:paragraph-properties fo:margin-top="0.0417in" fo:margin-bottom="0.0417in" style:contextual-spacing="false"/>
      <style:text-properties style:font-name="Liberation Serif" fo:font-family="'Liberation Serif'" style:font-family-generic="roman" style:font-pitch="variable" fo:font-size="7pt" fo:font-weight="bold" style:font-name-asian="NSimSun" style:font-family-asian="NSimSun" style:font-family-generic-asian="system" style:font-pitch-asian="variable" style:font-size-asian="7pt" style:font-weight-asian="bold" style:font-name-complex="Lucida Sans1" style:font-family-complex="'Lucida Sans'" style:font-family-generic-complex="system" style:font-pitch-complex="variable" style:font-size-complex="7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17T09:21:59.610948800</meta:creation-date>
    <dc:date>2025-05-17T12:36:33.766358200</dc:date>
    <meta:editing-duration>PT3H14M32S</meta:editing-duration>
    <meta:editing-cycles>4</meta:editing-cycles>
    <meta:generator>LibreOffice/25.2.3.2$Windows_X86_64 LibreOffice_project/bbb074479178df812d175f709636b368952c2ce3</meta:generator>
    <meta:document-statistic meta:table-count="3" meta:image-count="0" meta:object-count="0" meta:page-count="5" meta:paragraph-count="116" meta:word-count="1078" meta:character-count="6601" meta:non-whitespace-character-count="5663"/>
  </office:meta>
</office:document-meta>
</file>